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729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923cm"/>
    </style:style>
    <style:style style:name="co12" style:family="table-column">
      <style:table-column-properties fo:break-before="auto" style:column-width="3.586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4.053cm"/>
    </style:style>
    <style:style style:name="co15" style:family="table-column">
      <style:table-column-properties fo:break-before="auto" style:column-width="3.572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5.431cm"/>
    </style:style>
    <style:style style:name="co18" style:family="table-column">
      <style:table-column-properties fo:break-before="auto" style:column-width="5.295cm"/>
    </style:style>
    <style:style style:name="co19" style:family="table-column">
      <style:table-column-properties fo:break-before="auto" style:column-width="7.51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5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dee7e5" fo:border="0.06pt solid #000000"/>
    </style:style>
    <style:style style:name="ce15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#e8a202" fo:border="0.06pt solid #000000"/>
    </style:style>
    <style:style style:name="ce24" style:family="table-cell" style:parent-style-name="Default">
      <style:table-cell-properties fo:background-color="#dddddd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0.663cm" svg:y="42.294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06cm" svg:y="32.73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4.001cm" svg:y="32.88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.637cm" svg:y="32.594cm">
            <draw:object draw:notify-on-update-of-ranges="encoders.A48:encoders.A71 encoders.G48:encoders.G71 encoders.A44:encoders.A44 encoders.A48:encoders.A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/>
          <table:table-cell table:formula="of:=[.C8]*100" office:value-type="float" office:value="1.02101761241668" calcext:value-type="float">
            <text:p>1,021017612416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9" calcext:value-type="float">
            <text:p>4,113543144528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  <table:table-cell table:style-name="ce1" office:value-type="string" calcext:value-type="string">
            <text:p>ranuras contadas [N]</text:p>
          </table:table-cell>
          <table:table-cell table:style-name="ce1" office:value-type="string" calcext:value-type="string">
            <text:p>Prom. de velocidad [m/s]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5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6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7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number-columns-repeated="2"/>
          <table:table-cell table:style-name="ce14" table:formula="of:=ROUND([.B48]*0.21;0)" office:value-type="float" office:value="3" calcext:value-type="float">
            <text:p>3</text:p>
          </table:table-cell>
          <table:table-cell table:style-name="ce14" table:formula="of:=[.C48]" office:value-type="float" office:value="0.153152641862502" calcext:value-type="float">
            <text:p>0,153152641862502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formula="of:=[.C49]-[.C48]" office:value-type="float" office:value="0.0306305283725005" calcext:value-type="float">
            <text:p>0,030630528372501</text:p>
          </table:table-cell>
          <table:table-cell table:style-name="ce6" table:formula="of:=[.E49]/(AVERAGE([.$E$49:.$E$70]))" office:value-type="float" office:value="1.53488372093023" calcext:value-type="float">
            <text:p>1,53488372093023</text:p>
          </table:table-cell>
          <table:table-cell table:style-name="ce15" table:formula="of:=ROUND([.B49]*0.21;0)" office:value-type="float" office:value="4" calcext:value-type="float">
            <text:p>4</text:p>
          </table:table-cell>
          <table:table-cell table:style-name="ce15"/>
          <table:table-cell table:style-name="ce6" table:formula="of:=[.H50]-[.H48]" office:value-type="float" office:value="0.0442440965380562" calcext:value-type="float">
            <text:p>0,044244096538056</text:p>
          </table:table-cell>
          <table:table-cell table:style-name="ce6" table:formula="of:=[.I49]/(AVERAGE([.$I$48:.$I$68]))" office:value-type="float" office:value="0.936936936936937" calcext:value-type="float">
            <text:p>0,93693693693693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style-name="ce6" table:formula="of:=[.C50]-[.C49]" office:value-type="float" office:value="0.0102101761241668" calcext:value-type="float">
            <text:p>0,010210176124167</text:p>
          </table:table-cell>
          <table:table-cell table:style-name="ce6" table:formula="of:=[.E50]/(AVERAGE([.$E$49:.$E$70]))" office:value-type="float" office:value="0.511627906976743" calcext:value-type="float">
            <text:p>0,511627906976743</text:p>
          </table:table-cell>
          <table:table-cell table:style-name="ce15" table:formula="of:=ROUND([.B50]*0.21;0)" office:value-type="float" office:value="4" calcext:value-type="float">
            <text:p>4</text:p>
          </table:table-cell>
          <table:table-cell table:style-name="ce15" table:formula="of:=([.C49]+[.C50]+[.C51])/3" office:value-type="float" office:value="0.197396738400559" calcext:value-type="float">
            <text:p>0,19739673840055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style-name="ce6" table:formula="of:=[.C51]-[.C50]" office:value-type="float" office:value="0.0204203522483337" calcext:value-type="float">
            <text:p>0,020420352248334</text:p>
          </table:table-cell>
          <table:table-cell table:style-name="ce6" table:formula="of:=[.E51]/(AVERAGE([.$E$49:.$E$70]))" office:value-type="float" office:value="1.02325581395349" calcext:value-type="float">
            <text:p>1,02325581395349</text:p>
          </table:table-cell>
          <table:table-cell table:style-name="ce15" table:formula="of:=ROUND([.B51]*0.21;0)" office:value-type="float" office:value="4" calcext:value-type="float">
            <text:p>4</text:p>
          </table:table-cell>
          <table:table-cell table:style-name="ce15"/>
          <table:table-cell table:style-name="ce6" table:formula="of:=[.H52]-[.H50]" office:value-type="float" office:value="0.0476474885794452" calcext:value-type="float">
            <text:p>0,047647488579445</text:p>
          </table:table-cell>
          <table:table-cell table:style-name="ce6" table:formula="of:=[.I51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style-name="ce7" table:formula="of:=[.C52]-[.C51]" office:value-type="float" office:value="0.0204203522483337" calcext:value-type="float">
            <text:p>0,020420352248334</text:p>
          </table:table-cell>
          <table:table-cell table:style-name="ce7" table:formula="of:=[.E52]/(AVERAGE([.$E$49:.$E$70]))" office:value-type="float" office:value="1.02325581395349" calcext:value-type="float">
            <text:p>1,02325581395349</text:p>
          </table:table-cell>
          <table:table-cell table:style-name="ce14" table:formula="of:=ROUND([.B52]*0.21;0)" office:value-type="float" office:value="5" calcext:value-type="float">
            <text:p>5</text:p>
          </table:table-cell>
          <table:table-cell table:style-name="ce14" table:formula="of:=([.C52]+[.C53])/2" office:value-type="float" office:value="0.245044226980004" calcext:value-type="float">
            <text:p>0,245044226980004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style-name="ce6" table:formula="of:=[.C53]-[.C52]" office:value-type="float" office:value="0.0204203522483336" calcext:value-type="float">
            <text:p>0,020420352248334</text:p>
          </table:table-cell>
          <table:table-cell table:style-name="ce6" table:formula="of:=[.E53]/(AVERAGE([.$E$49:.$E$70]))" office:value-type="float" office:value="1.02325581395349" calcext:value-type="float">
            <text:p>1,02325581395349</text:p>
          </table:table-cell>
          <table:table-cell table:style-name="ce14" table:formula="of:=ROUND([.B53]*0.21;0)" office:value-type="float" office:value="5" calcext:value-type="float">
            <text:p>5</text:p>
          </table:table-cell>
          <table:table-cell table:style-name="ce14"/>
          <table:table-cell table:style-name="ce6" table:formula="of:=[.H54]-[.H52]" office:value-type="float" office:value="0.0408407044966673" calcext:value-type="float">
            <text:p>0,040840704496667</text:p>
          </table:table-cell>
          <table:table-cell table:style-name="ce6" table:formula="of:=[.I53]/(AVERAGE([.$I$48:.$I$68]))" office:value-type="float" office:value="0.864864864864865" calcext:value-type="float">
            <text:p>0,864864864864865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style-name="ce6" table:formula="of:=[.C54]-[.C53]" office:value-type="float" office:value="0.0204203522483337" calcext:value-type="float">
            <text:p>0,020420352248334</text:p>
          </table:table-cell>
          <table:table-cell table:style-name="ce6" table:formula="of:=[.E54]/(AVERAGE([.$E$49:.$E$70]))" office:value-type="float" office:value="1.02325581395349" calcext:value-type="float">
            <text:p>1,02325581395349</text:p>
          </table:table-cell>
          <table:table-cell table:style-name="ce15" table:formula="of:=ROUND([.B54]*0.21;0)" office:value-type="float" office:value="6" calcext:value-type="float">
            <text:p>6</text:p>
          </table:table-cell>
          <table:table-cell table:style-name="ce15" table:formula="of:=([.C54]+[.C55])/2" office:value-type="float" office:value="0.285884931476671" calcext:value-type="float">
            <text:p>0,28588493147667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style-name="ce6" table:formula="of:=[.C55]-[.C54]" office:value-type="float" office:value="0.0204203522483337" calcext:value-type="float">
            <text:p>0,020420352248334</text:p>
          </table:table-cell>
          <table:table-cell table:style-name="ce6" table:formula="of:=[.E55]/(AVERAGE([.$E$49:.$E$70]))" office:value-type="float" office:value="1.02325581395349" calcext:value-type="float">
            <text:p>1,02325581395349</text:p>
          </table:table-cell>
          <table:table-cell table:style-name="ce15" table:formula="of:=ROUND([.B55]*0.21;0)" office:value-type="float" office:value="6" calcext:value-type="float">
            <text:p>6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style-name="ce6" table:formula="of:=[.C56]-[.C55]" office:value-type="float" office:value="0.0204203522483337" calcext:value-type="float">
            <text:p>0,020420352248334</text:p>
          </table:table-cell>
          <table:table-cell table:style-name="ce6" table:formula="of:=[.E56]/(AVERAGE([.$E$49:.$E$70]))" office:value-type="float" office:value="1.02325581395349" calcext:value-type="float">
            <text:p>1,02325581395349</text:p>
          </table:table-cell>
          <table:table-cell table:style-name="ce14" table:formula="of:=ROUND([.B56]*0.21;0)" office:value-type="float" office:value="7" calcext:value-type="float">
            <text:p>7</text:p>
          </table:table-cell>
          <table:table-cell table:style-name="ce14"/>
          <table:table-cell table:style-name="ce6" table:formula="of:=[.H57]-[.H54]" office:value-type="float" office:value="0.0476474885794452" calcext:value-type="float">
            <text:p>0,047647488579445</text:p>
          </table:table-cell>
          <table:table-cell table:style-name="ce6" table:formula="of:=[.I56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style-name="ce6" table:formula="of:=[.C57]-[.C56]" office:value-type="float" office:value="0.0204203522483336" calcext:value-type="float">
            <text:p>0,020420352248334</text:p>
          </table:table-cell>
          <table:table-cell table:style-name="ce6" table:formula="of:=[.E57]/(AVERAGE([.$E$49:.$E$70]))" office:value-type="float" office:value="1.02325581395349" calcext:value-type="float">
            <text:p>1,02325581395349</text:p>
          </table:table-cell>
          <table:table-cell table:style-name="ce14" table:formula="of:=ROUND([.B57]*0.21;0)" office:value-type="float" office:value="7" calcext:value-type="float">
            <text:p>7</text:p>
          </table:table-cell>
          <table:table-cell table:style-name="ce14" table:formula="of:=([.C56]+[.C57]+[.C58])/3" office:value-type="float" office:value="0.333532420056116" calcext:value-type="float">
            <text:p>0,333532420056116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style-name="ce6" table:formula="of:=[.C58]-[.C57]" office:value-type="float" office:value="0.0102101761241669" calcext:value-type="float">
            <text:p>0,010210176124167</text:p>
          </table:table-cell>
          <table:table-cell table:style-name="ce6" table:formula="of:=[.E58]/(AVERAGE([.$E$49:.$E$70]))" office:value-type="float" office:value="0.511627906976746" calcext:value-type="float">
            <text:p>0,511627906976746</text:p>
          </table:table-cell>
          <table:table-cell table:style-name="ce14" table:formula="of:=ROUND([.B58]*0.21;0)" office:value-type="float" office:value="7" calcext:value-type="float">
            <text:p>7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style-name="ce6" table:formula="of:=[.C59]-[.C58]" office:value-type="float" office:value="0.0204203522483337" calcext:value-type="float">
            <text:p>0,020420352248334</text:p>
          </table:table-cell>
          <table:table-cell table:style-name="ce6" table:formula="of:=[.E59]/(AVERAGE([.$E$49:.$E$70]))" office:value-type="float" office:value="1.02325581395349" calcext:value-type="float">
            <text:p>1,02325581395349</text:p>
          </table:table-cell>
          <table:table-cell table:style-name="ce15" table:formula="of:=ROUND([.B59]*0.21;0)" office:value-type="float" office:value="8" calcext:value-type="float">
            <text:p>8</text:p>
          </table:table-cell>
          <table:table-cell table:style-name="ce15"/>
          <table:table-cell table:style-name="ce6" table:formula="of:=[.H60]-[.H57]" office:value-type="float" office:value="0.054454272662223" calcext:value-type="float">
            <text:p>0,054454272662223</text:p>
          </table:table-cell>
          <table:table-cell table:style-name="ce6" table:formula="of:=[.I59]/(AVERAGE([.$I$48:.$I$68]))" office:value-type="float" office:value="1.15315315315315" calcext:value-type="float">
            <text:p>1,15315315315315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style-name="ce6" table:formula="of:=[.C60]-[.C59]" office:value-type="float" office:value="0.0204203522483336" calcext:value-type="float">
            <text:p>0,020420352248334</text:p>
          </table:table-cell>
          <table:table-cell table:style-name="ce6" table:formula="of:=[.E60]/(AVERAGE([.$E$49:.$E$70]))" office:value-type="float" office:value="1.02325581395349" calcext:value-type="float">
            <text:p>1,02325581395349</text:p>
          </table:table-cell>
          <table:table-cell table:style-name="ce15" table:formula="of:=ROUND([.B60]*0.21;0)" office:value-type="float" office:value="8" calcext:value-type="float">
            <text:p>8</text:p>
          </table:table-cell>
          <table:table-cell table:style-name="ce15" table:formula="of:=([.C59]+[.C60]+[.C61])/3" office:value-type="float" office:value="0.387986692718339" calcext:value-type="float">
            <text:p>0,38798669271833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style-name="ce6" table:formula="of:=[.C61]-[.C60]" office:value-type="float" office:value="0.0204203522483337" calcext:value-type="float">
            <text:p>0,020420352248334</text:p>
          </table:table-cell>
          <table:table-cell table:style-name="ce6" table:formula="of:=[.E61]/(AVERAGE([.$E$49:.$E$70]))" office:value-type="float" office:value="1.02325581395349" calcext:value-type="float">
            <text:p>1,02325581395349</text:p>
          </table:table-cell>
          <table:table-cell table:style-name="ce15" table:formula="of:=ROUND([.B61]*0.21;0)" office:value-type="float" office:value="8" calcext:value-type="float">
            <text:p>8</text:p>
          </table:table-cell>
          <table:table-cell table:style-name="ce15"/>
          <table:table-cell table:style-name="ce6" table:formula="of:=[.H62]-[.H60]" office:value-type="float" office:value="0.0459457925587508" calcext:value-type="float">
            <text:p>0,045945792558751</text:p>
          </table:table-cell>
          <table:table-cell table:style-name="ce6" table:formula="of:=[.I61]/(AVERAGE([.$I$48:.$I$68]))" office:value-type="float" office:value="0.972972972972973" calcext:value-type="float">
            <text:p>0,972972972972973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style-name="ce6" table:formula="of:=[.C62]-[.C61]" office:value-type="float" office:value="0.0102101761241669" calcext:value-type="float">
            <text:p>0,010210176124167</text:p>
          </table:table-cell>
          <table:table-cell table:style-name="ce6" table:formula="of:=[.E62]/(AVERAGE([.$E$49:.$E$70]))" office:value-type="float" office:value="0.511627906976746" calcext:value-type="float">
            <text:p>0,511627906976746</text:p>
          </table:table-cell>
          <table:table-cell table:style-name="ce14" table:formula="of:=ROUND([.B62]*0.21;0)" office:value-type="float" office:value="9" calcext:value-type="float">
            <text:p>9</text:p>
          </table:table-cell>
          <table:table-cell table:style-name="ce14" table:formula="of:=([.C62]+[.C63])/2" office:value-type="float" office:value="0.43393248527709" calcext:value-type="float">
            <text:p>0,4339324852770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style-name="ce6" table:formula="of:=[.C63]-[.C62]" office:value-type="float" office:value="0.0306305283725005" calcext:value-type="float">
            <text:p>0,030630528372501</text:p>
          </table:table-cell>
          <table:table-cell table:style-name="ce6" table:formula="of:=[.E63]/(AVERAGE([.$E$49:.$E$70]))" office:value-type="float" office:value="1.53488372093023" calcext:value-type="float">
            <text:p>1,53488372093023</text:p>
          </table:table-cell>
          <table:table-cell table:style-name="ce14" table:formula="of:=ROUND([.B63]*0.21;0)" office:value-type="float" office:value="9" calcext:value-type="float">
            <text:p>9</text:p>
          </table:table-cell>
          <table:table-cell table:style-name="ce14"/>
          <table:table-cell table:style-name="ce6" table:formula="of:=[.H64]-[.H62]" office:value-type="float" office:value="0.0459457925587507" calcext:value-type="float">
            <text:p>0,045945792558751</text:p>
          </table:table-cell>
          <table:table-cell table:style-name="ce6" table:formula="of:=[.I63]/(AVERAGE([.$I$48:.$I$68]))" office:value-type="float" office:value="0.972972972972972" calcext:value-type="float">
            <text:p>0,972972972972972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style-name="ce6" table:formula="of:=[.C64]-[.C63]" office:value-type="float" office:value="0.0204203522483337" calcext:value-type="float">
            <text:p>0,020420352248334</text:p>
          </table:table-cell>
          <table:table-cell table:style-name="ce6" table:formula="of:=[.E64]/(AVERAGE([.$E$49:.$E$70]))" office:value-type="float" office:value="1.02325581395349" calcext:value-type="float">
            <text:p>1,02325581395349</text:p>
          </table:table-cell>
          <table:table-cell table:style-name="ce15" table:formula="of:=ROUND([.B64]*0.21;0)" office:value-type="float" office:value="10" calcext:value-type="float">
            <text:p>10</text:p>
          </table:table-cell>
          <table:table-cell table:style-name="ce15" table:formula="of:=([.C64]+[.C65])/2" office:value-type="float" office:value="0.479878277835841" calcext:value-type="float">
            <text:p>0,47987827783584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style-name="ce6" table:formula="of:=[.C65]-[.C64]" office:value-type="float" office:value="0.0204203522483337" calcext:value-type="float">
            <text:p>0,020420352248334</text:p>
          </table:table-cell>
          <table:table-cell table:style-name="ce6" table:formula="of:=[.E65]/(AVERAGE([.$E$49:.$E$70]))" office:value-type="float" office:value="1.02325581395349" calcext:value-type="float">
            <text:p>1,02325581395349</text:p>
          </table:table-cell>
          <table:table-cell table:style-name="ce15" table:formula="of:=ROUND([.B65]*0.21;0)" office:value-type="float" office:value="10" calcext:value-type="float">
            <text:p>10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style-name="ce6" table:formula="of:=[.C66]-[.C65]" office:value-type="float" office:value="0.0204203522483336" calcext:value-type="float">
            <text:p>0,020420352248334</text:p>
          </table:table-cell>
          <table:table-cell table:style-name="ce6" table:formula="of:=[.E66]/(AVERAGE([.$E$49:.$E$70]))" office:value-type="float" office:value="1.02325581395349" calcext:value-type="float">
            <text:p>1,02325581395349</text:p>
          </table:table-cell>
          <table:table-cell table:style-name="ce14" table:formula="of:=ROUND([.B66]*0.21;0)" office:value-type="float" office:value="11" calcext:value-type="float">
            <text:p>11</text:p>
          </table:table-cell>
          <table:table-cell table:style-name="ce14"/>
          <table:table-cell table:style-name="ce6" table:formula="of:=[.H67]-[.H64]" office:value-type="float" office:value="0.0510508806208342" calcext:value-type="float">
            <text:p>0,051050880620834</text:p>
          </table:table-cell>
          <table:table-cell table:style-name="ce6" table:formula="of:=[.I66]/(AVERAGE([.$I$48:.$I$68]))" office:value-type="float" office:value="1.08108108108108" calcext:value-type="float">
            <text:p>1,08108108108108</text:p>
          </table:table-cell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style-name="ce6" table:formula="of:=[.C67]-[.C66]" office:value-type="float" office:value="0.0204203522483337" calcext:value-type="float">
            <text:p>0,020420352248334</text:p>
          </table:table-cell>
          <table:table-cell table:style-name="ce6" table:formula="of:=[.E67]/(AVERAGE([.$E$49:.$E$70]))" office:value-type="float" office:value="1.02325581395349" calcext:value-type="float">
            <text:p>1,02325581395349</text:p>
          </table:table-cell>
          <table:table-cell table:style-name="ce14" table:formula="of:=ROUND([.B67]*0.21;0)" office:value-type="float" office:value="11" calcext:value-type="float">
            <text:p>11</text:p>
          </table:table-cell>
          <table:table-cell table:style-name="ce14" table:formula="of:=([.C66]+[.C67]+[.C68])/3" office:value-type="float" office:value="0.530929158456675" calcext:value-type="float">
            <text:p>0,530929158456675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style-name="ce6" table:formula="of:=[.C68]-[.C67]" office:value-type="float" office:value="0.0204203522483336" calcext:value-type="float">
            <text:p>0,020420352248334</text:p>
          </table:table-cell>
          <table:table-cell table:style-name="ce6" table:formula="of:=[.E68]/(AVERAGE([.$E$49:.$E$70]))" office:value-type="float" office:value="1.02325581395349" calcext:value-type="float">
            <text:p>1,02325581395349</text:p>
          </table:table-cell>
          <table:table-cell table:style-name="ce14" table:formula="of:=ROUND([.B68]*0.21;0)" office:value-type="float" office:value="11" calcext:value-type="float">
            <text:p>11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style-name="ce6" table:formula="of:=[.C69]-[.C68]" office:value-type="float" office:value="0.0204203522483336" calcext:value-type="float">
            <text:p>0,020420352248334</text:p>
          </table:table-cell>
          <table:table-cell table:style-name="ce6" table:formula="of:=[.E69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style-name="ce6" table:formula="of:=[.C70]-[.C69]" office:value-type="float" office:value="0.0204203522483337" calcext:value-type="float">
            <text:p>0,020420352248334</text:p>
          </table:table-cell>
          <table:table-cell table:style-name="ce6" table:formula="of:=[.E70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style-name="ce6" table:number-columns-repeated="6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4"/>
        <table:table-column table:style-name="co18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" calcext:value-type="float">
            <text:p>0,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" calcext:value-type="float">
            <text:p>0,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" calcext:value-type="float">
            <text:p>0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" calcext:value-type="float">
            <text:p>2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" calcext:value-type="float">
            <text:p>3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" calcext:value-type="float">
            <text:p>3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" calcext:value-type="float">
            <text:p>3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" calcext:value-type="float">
            <text:p>3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" calcext:value-type="float">
            <text:p>4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" calcext:value-type="float">
            <text:p>0,84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" calcext:value-type="float">
            <text:p>0,875</text:p>
          </table:table-cell>
          <table:table-cell table:formula="of:=ROUND([.G27]-[.$G$30];2)" office:value-type="float" office:value="-0.1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" calcext:value-type="float">
            <text:p>0,91304347826087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5" calcext:value-type="float">
            <text:p>0,954545454545455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3" calcext:value-type="float">
            <text:p>2,33333333333333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" calcext:value-type="float">
            <text:p>2,625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" calcext:value-type="float">
            <text:p>3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" calcext:value-type="float">
            <text:p>3,5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" calcext:value-type="float">
            <text:p>5,25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" calcext:value-type="float">
            <text:p>7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" calcext:value-type="float">
            <text:p>0,5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2" calcext:value-type="float">
            <text:p>0,506024096385542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" calcext:value-type="float">
            <text:p>0,51219512195122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18" calcext:value-type="float">
            <text:p>0,518518518518518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" calcext:value-type="float">
            <text:p>0,525</text:p>
          </table:table-cell>
          <table:table-cell table:formula="of:=ROUND([.G58]-[.$G$96]; 2)" office:value-type="float" office:value="-0.48" calcext:value-type="float">
            <text:p>-0,4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3" calcext:value-type="float">
            <text:p>0,531645569620253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38" calcext:value-type="float">
            <text:p>0,538461538461538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5" calcext:value-type="float">
            <text:p>0,545454545454545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68" calcext:value-type="float">
            <text:p>0,552631578947368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" calcext:value-type="float">
            <text:p>0,56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8" calcext:value-type="float">
            <text:p>0,567567567567568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5" calcext:value-type="float">
            <text:p>0,575342465753425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3" calcext:value-type="float">
            <text:p>0,583333333333333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8" calcext:value-type="float">
            <text:p>0,591549295774648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" calcext:value-type="float">
            <text:p>0,6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3" calcext:value-type="float">
            <text:p>0,608695652173913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29" calcext:value-type="float">
            <text:p>0,617647058823529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1" calcext:value-type="float">
            <text:p>0,626865671641791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6" calcext:value-type="float">
            <text:p>0,636363636363636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6" calcext:value-type="float">
            <text:p>0,646153846153846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" calcext:value-type="float">
            <text:p>0,65625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7" calcext:value-type="float">
            <text:p>0,666666666666667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" calcext:value-type="float">
            <text:p>0,6774193548387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4" calcext:value-type="float">
            <text:p>0,688524590163934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" calcext:value-type="float">
            <text:p>0,7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1" calcext:value-type="float">
            <text:p>0,711864406779661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3" calcext:value-type="float">
            <text:p>0,724137931034483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8" calcext:value-type="float">
            <text:p>0,736842105263158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" calcext:value-type="float">
            <text:p>0,75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4" calcext:value-type="float">
            <text:p>0,763636363636364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8" calcext:value-type="float">
            <text:p>0,777777777777778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79" calcext:value-type="float">
            <text:p>0,792452830188679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8" calcext:value-type="float">
            <text:p>0,807692307692308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6" calcext:value-type="float">
            <text:p>0,823529411764706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" calcext:value-type="float">
            <text:p>0,84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7" calcext:value-type="float">
            <text:p>0,857142857142857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" calcext:value-type="float">
            <text:p>0,875</text:p>
          </table:table-cell>
          <table:table-cell table:formula="of:=ROUND([.G90]-[.$G$96]; 2)" office:value-type="float" office:value="-0.13" calcext:value-type="float">
            <text:p>-0,13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6" calcext:value-type="float">
            <text:p>0,893617021276596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69" calcext:value-type="float">
            <text:p>0,913043478260869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3" calcext:value-type="float">
            <text:p>0,933333333333333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5" calcext:value-type="float">
            <text:p>0,954545454545455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2" calcext:value-type="float">
            <text:p>0,976744186046512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7" calcext:value-type="float">
            <text:p>1,27272727272727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7" calcext:value-type="float">
            <text:p>2,21052631578947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3" calcext:value-type="float">
            <text:p>2,33333333333333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" calcext:value-type="float">
            <text:p>2,625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" calcext:value-type="float">
            <text:p>3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3" calcext:value-type="float">
            <text:p>3,23076923076923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" calcext:value-type="float">
            <text:p>3,5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2" calcext:value-type="float">
            <text:p>3,81818181818182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" calcext:value-type="float">
            <text:p>4,2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7" calcext:value-type="float">
            <text:p>4,66666666666667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" calcext:value-type="float">
            <text:p>5,25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" calcext:value-type="float">
            <text:p>6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" calcext:value-type="float">
            <text:p>7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" calcext:value-type="float">
            <text:p>8,4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" calcext:value-type="float">
            <text:p>42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table table:name="medidas" table:style-name="ta1">
        <table:table-column table:style-name="co1" table:default-cell-style-name="Default"/>
        <table:table-column table:style-name="co19" table:default-cell-style-name="ce14"/>
        <table:table-column table:style-name="co1" table:default-cell-style-name="ce4"/>
        <table:table-column table:style-name="co20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motor con reducción amarill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ensión de operación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6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riente de consumo</text:p>
          </table:table-cell>
          <table:table-cell office:value-type="string" calcext:value-type="string">
            <text:p>100 mA</text:p>
          </table:table-cell>
          <table:table-cell/>
          <table:table-cell office:value-type="string" calcext:value-type="string">
            <text:p>120 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ucción de engranajes</text:p>
          </table:table-cell>
          <table:table-cell/>
          <table:table-cell table:style-name="ce27" office:value-type="string" calcext:value-type="string">
            <text:p>48: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M (con rueda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ocidad maxima (m/min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maño motor</text:p>
          </table:table-cell>
          <table:table-cell/>
          <table:table-cell office:value-type="string" calcext:value-type="string">
            <text:p>Aprox. 70 * 22 * 18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ido</text:p>
          </table:table-cell>
          <table:table-cell/>
          <table:table-cell office:value-type="string" calcext:value-type="string">
            <text:p>&lt; 65dB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26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Rueda de goma con llanta plastic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ámetro externo</text:p>
          </table:table-cell>
          <table:table-cell/>
          <table:table-cell office:value-type="string" calcext:value-type="string">
            <text:p>65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interior</text:p>
          </table:table-cell>
          <table:table-cell/>
          <table:table-cell office:value-type="string" calcext:value-type="string">
            <text:p>51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(pisada)</text:p>
          </table:table-cell>
          <table:table-cell/>
          <table:table-cell table:style-name="ce27" office:value-type="string" calcext:value-type="string">
            <text:p>26,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del eje del marco interior recto</text:p>
          </table:table-cell>
          <table:table-cell/>
          <table:table-cell office:value-type="string" calcext:value-type="string">
            <text:p>13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del orificio del eje</text:p>
          </table:table-cell>
          <table:table-cell/>
          <table:table-cell office:value-type="string" calcext:value-type="string">
            <text:p>3,6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ngitud del orificio del eje</text:p>
          </table:table-cell>
          <table:table-cell/>
          <table:table-cell office:value-type="string" calcext:value-type="string">
            <text:p>5,3 mm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L</text:p>
          </table:table-cell>
          <table:table-cell office:value-type="string" calcext:value-type="string">
            <text:p>tita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imensiones del chasis armado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stancia entre pisadas de ruedas [mm]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-&gt; </text:p>
          </table:table-cell>
          <table:table-cell office:value-type="string" calcext:value-type="string">
            <text:p>distancia por ranura [m/N]</text:p>
          </table:table-cell>
          <table:table-cell office:value-type="float" office:value="0.0102101761241668" calcext:value-type="float">
            <text:p>0,010210176124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ámetro de las placas acrílica redonda [mm]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distancia por ranura [cm/N]</text:p>
          </table:table-cell>
          <table:table-cell table:formula="of:=[.I29]*100" office:value-type="float" office:value="1.02101761241668" calcext:value-type="float">
            <text:p>1,021017612416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7"/>
          <table:table-cell table:number-columns-repeated="3"/>
          <table:table-cell office:value-type="string" calcext:value-type="string">
            <text:p>distancia por ranura [mm/N]</text:p>
          </table:table-cell>
          <table:table-cell table:formula="of:=[.I29]*1000" office:value-type="float" office:value="10.2101761241668" calcext:value-type="float">
            <text:p>10,210176124166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ngulo de giro por ranura [rad/N]</text:p>
          </table:table-cell>
          <table:table-cell table:formula="of:=[.I31]*2/[.D29]" office:value-type="float" office:value="0.163362817986669" calcext:value-type="float">
            <text:p>0,163362817986669</text:p>
          </table:table-cell>
          <table:table-cell table:formula="of:=[.I31]/[.D29]" office:value-type="float" office:value="0.0816814089933344" calcext:value-type="float">
            <text:p>0,0816814089933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anura por grados [N/rad]</text:p>
          </table:table-cell>
          <table:table-cell table:formula="of:=1/[.I33]" office:value-type="float" office:value="6.12134396507291" calcext:value-type="float">
            <text:p>6,1213439650729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ngulo de giro por ranura [grad/N]</text:p>
          </table:table-cell>
          <table:table-cell table:formula="of:=[.I33]*180/PI()" office:value-type="float" office:value="9.35999999999997" calcext:value-type="float">
            <text:p>9,359999999999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ranura por grados [N/grad]</text:p>
          </table:table-cell>
          <table:table-cell table:formula="of:=1/[.I36]" office:value-type="float" office:value="0.106837606837607" calcext:value-type="float">
            <text:p>0,106837606837607</text:p>
          </table:table-cell>
          <table:table-cell table:number-columns-repeated="4"/>
        </table:table-row>
      </table:table>
      <table:table table:name="coordenada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Esto no sirve.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omo mucho, solo tendrian que tener 1 punto de corrimiento en cada coordenada.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 no choca con las paredes, hace todo como correspon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quedo algo desplazado… podriamos decir que es tolerable la coorden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si el mismo lugar que antes</text:p>
          </table:table-cell>
        </table:table-row>
        <table:table-row table:style-name="ro1">
          <table:table-cell office:value-type="string" calcext:value-type="string">
            <text:p>varias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raba mucho, de a 180 grados y nunca volvia. En una choco la par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mpiezo a notar que la dispersión máxima se encuentra en 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ayo ambas veces la par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l -5 me parece bien, pero en Y me parecería más correcto un -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n realidad diriamos que fueron 2 vueltas y media, porque acortó camino. Raspo 2 veces la par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finitivamente, raspar la pared es critico para la orientación. En esta ocasión no ocurrió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arece correc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ece correcto, Y quiza se deslizó -1 posición. X parece más tolera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n cada vuelta, patina -1 en 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mpiezo a creer que el drift en Y lo causa la pared en “diagonal” cuando se desplaza en dirección -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 funciona bien; comprobado. Quiza tengo que cambiar el mapa para menos error en Y</text:p>
          </table:table-cell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4:43:55.379297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9:56:06.012076166</meta:creation-date>
    <meta:editing-duration>PT5M38S</meta:editing-duration>
    <meta:editing-cycles>3</meta:editing-cycles>
    <meta:generator>LibreOffice/6.4.7.2$Linux_X86_64 LibreOffice_project/40$Build-2</meta:generator>
    <dc:date>2023-02-24T15:29:40.995269709</dc:date>
    <meta:document-statistic meta:table-count="5" meta:cell-count="97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B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6cm" svg:y="0.315cm" chart:style-name="ch2">
          <text:p>PWM derecho en vacio (velocidad)</text:p>
        </chart:title>
        <chart:legend chart:legend-position="end" svg:x="12.858cm" svg:y="4.213cm" style:legend-expansion="high" chart:style-name="ch3"/>
        <chart:plot-area chart:style-name="ch4" table:cell-range-address="encoders.A45:encoders.A71 encoders.C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86cm" svg:y="0.315cm" chart:style-name="ch2">
          <text:p>Relacion ranuras -&gt; velocidad</text:p>
        </chart:title>
        <chart:legend chart:legend-position="end" svg:x="12.858cm" svg:y="4.213cm" style:legend-expansion="high" chart:style-name="ch3"/>
        <chart:plot-area chart:style-name="ch4" table:cell-range-address="encoders.B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A71 encoders.G48:encoders.G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G48:encoders.G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3">
                <text:p>3</text:p>
                <draw:g>
                  <svg:desc>encoders.G48:encoders.G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